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6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5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95cm" fo:min-width="4.1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45cm" fo:min-width="4cm"/>
    </style:style>
    <style:style style:name="gr8" style:family="graphic" style:parent-style-name="standard">
      <style:graphic-properties draw:fill="solid" draw:fill-color="#ed1c24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 fo:min-height="1.45cm" fo:min-width="3.7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316cm" fo:min-width="0.066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1.25cm" fo:min-width="3.9cm"/>
    </style:style>
    <style:style style:name="gr13" style:family="graphic" style:parent-style-name="standard">
      <style:graphic-properties draw:fill="solid" draw:fill-color="#b2b2b2" draw:textarea-horizontal-align="justify" draw:textarea-vertical-align="middle" draw:auto-grow-height="false" fo:min-height="1.5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4" draw:id="id14" draw:layer="layout" svg:width="5.1cm" svg:height="1.9cm" svg:x="7.8cm" svg:y="1.8cm">
          <text:p text:style-name="P1">Log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cm" svg:height="1.9cm" svg:x="13.5cm" svg:y="9.8cm">
          <text:p text:style-name="P1">Selecciona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cm" svg:height="1.9cm" svg:x="2.1cm" svg:y="10cm">
          <text:p text:style-name="P1">Crear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942cm" svg:height="1.924cm" svg:x="5.4cm" svg:y="7.476cm">
          <text:p text:style-name="P1">Paciente Nue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342cm" svg:y1="8.438cm" svg:x2="16.05cm" svg:y2="9.8cm" draw:start-shape="id1" draw:start-glue-point="7" draw:end-shape="id2" draw:end-glue-point="0" svg:d="M15342 8438h708v1362" svg:viewBox="0 0 709 1363">
          <text:p/>
        </draw:connector>
        <draw:frame draw:style-name="gr4" draw:text-style-name="P4" draw:layer="layout" svg:width="0.959cm" svg:height="0.962cm" svg:x="3.451cm" svg:y="8.409cm">
          <draw:text-box draw:corner-radius="1.4cm">
            <text:p>si</text:p>
          </draw:text-box>
        </draw:frame>
        <draw:frame draw:style-name="gr4" draw:text-style-name="P4" draw:layer="layout" svg:width="1.6cm" svg:height="0.962cm" svg:x="16.5cm" svg:y="8.438cm">
          <draw:text-box>
            <text:p>No</text:p>
          </draw:text-box>
        </draw:frame>
        <draw:custom-shape draw:style-name="gr1" draw:text-style-name="P2" xml:id="id3" draw:id="id3" draw:layer="layout" svg:width="5.1cm" svg:height="1.9cm" svg:x="8.4cm" svg:y="12.3cm">
          <text:p text:style-name="P1">Dejar visualizar </text:p>
          <text:p text:style-name="P1">a pac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cm" svg:height="1.9cm" svg:x="15cm" svg:y="12.6cm">
          <text:p text:style-name="P1">Modificar o</text:p>
          <text:p text:style-name="P1">Eliminar 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5cm" svg:y1="10.75cm" svg:x2="10.95cm" svg:y2="12.3cm" draw:start-shape="id2" draw:start-glue-point="3" draw:end-shape="id3" draw:end-glue-point="0" svg:d="M13500 10750h-2550v1550" svg:viewBox="0 0 2551 1551">
          <text:p/>
        </draw:connector>
        <draw:connector draw:style-name="gr3" draw:text-style-name="P3" draw:layer="layout" draw:line-skew="-1.501cm 2.601cm" svg:x1="18.6cm" svg:y1="10.75cm" svg:x2="17.55cm" svg:y2="12.6cm" draw:start-shape="id2" draw:start-glue-point="1" draw:end-shape="id4" draw:end-glue-point="0" svg:d="M18600 10750h500v1150h-1550v700" svg:viewBox="0 0 1551 1851">
          <text:p/>
        </draw:connector>
        <draw:connector draw:style-name="gr3" draw:text-style-name="P3" draw:layer="layout" svg:x1="20.1cm" svg:y1="13.55cm" svg:x2="12.9cm" svg:y2="5.3cm" draw:start-shape="id4" draw:start-glue-point="1" draw:end-shape="id5" svg:d="M20100 13550h501v-8250h-7701" svg:viewBox="0 0 7702 8251">
          <text:p/>
        </draw:connector>
        <draw:custom-shape draw:style-name="gr5" draw:text-style-name="P2" xml:id="id7" draw:id="id7" draw:layer="layout" svg:width="5cm" svg:height="1.9cm" svg:x="2.2cm" svg:y="12.9cm">
          <text:p text:style-name="P1">Realizar anális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65cm" svg:y1="11.9cm" svg:x2="4.7cm" svg:y2="12.9cm" draw:start-shape="id6" draw:start-glue-point="2" draw:end-shape="id7" draw:end-glue-point="0" svg:d="M4650 11900v500h50v500" svg:viewBox="0 0 51 1001">
          <text:p/>
        </draw:connector>
        <draw:custom-shape draw:style-name="gr6" draw:text-style-name="P2" xml:id="id8" draw:id="id8" draw:layer="layout" svg:width="4.6cm" svg:height="2.2cm" svg:x="2.4cm" svg:y="16.2cm">
          <text:p text:style-name="P1">Diagnostica</text:p>
          <text:p text:style-name="P1">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cm" svg:y1="14.8cm" svg:x2="4.7cm" svg:y2="16.2cm" draw:start-shape="id7" draw:start-glue-point="2" draw:end-shape="id8" draw:end-glue-point="0" svg:d="M4700 14800v1400" svg:viewBox="0 0 1 1401">
          <text:p/>
        </draw:connector>
        <draw:connector draw:style-name="gr3" draw:text-style-name="P3" draw:layer="layout" svg:x1="5.4cm" svg:y1="8.438cm" svg:x2="4.65cm" svg:y2="10cm" draw:start-shape="id1" draw:start-glue-point="5" draw:end-shape="id6" draw:end-glue-point="0" svg:d="M5400 8438h-750v1562" svg:viewBox="0 0 751 1563">
          <text:p/>
        </draw:connector>
        <draw:custom-shape draw:style-name="gr7" draw:text-style-name="P2" xml:id="id12" draw:id="id12" draw:layer="layout" svg:width="4.5cm" svg:height="1.7cm" svg:x="8.8cm" svg:y="18.5cm">
          <text:p text:style-name="P1">Ver imagen o </text:p>
          <text:p text:style-name="P1">cámara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0.8cm" svg:height="0.8cm" svg:x="10.6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cm" svg:y1="23cm" svg:x2="11cm" svg:y2="24.8cm" draw:start-shape="id9" draw:start-glue-point="2" draw:end-shape="id10" draw:end-glue-point="4" svg:d="M11000 23000v1800" svg:viewBox="0 0 1 1801">
          <text:p/>
        </draw:connector>
        <draw:custom-shape draw:style-name="gr9" draw:text-style-name="P2" xml:id="id11" draw:id="id11" draw:layer="layout" svg:width="4.2cm" svg:height="1.7cm" svg:x="8.9cm" svg:y="15.6cm">
          <text:p text:style-name="P1">Transformar </text:p>
          <text:p text:style-name="P1">RG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cm" svg:y1="17.3cm" svg:x2="11.05cm" svg:y2="18.5cm" draw:start-shape="id11" draw:start-glue-point="2" draw:end-shape="id12" draw:end-glue-point="0" svg:d="M11000 17300l50 1200" svg:viewBox="0 0 51 1201">
          <text:p/>
        </draw:connector>
        <draw:connector draw:style-name="gr3" draw:text-style-name="P3" draw:layer="layout" draw:type="line" svg:x1="10.95cm" svg:y1="14.2cm" svg:x2="11cm" svg:y2="15.6cm" draw:start-shape="id3" draw:start-glue-point="2" draw:end-shape="id11" draw:end-glue-point="0" svg:d="M10950 14200l50 1400" svg:viewBox="0 0 51 1401">
          <text:p/>
        </draw:connector>
        <draw:custom-shape draw:style-name="gr10" draw:text-style-name="P6" xml:id="id13" draw:id="id13" draw:layer="layout" svg:width="0.8cm" svg:height="0.8cm" svg:x="3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8cm" svg:y1="2.8cm" svg:x2="7.8cm" svg:y2="2.75cm" draw:start-shape="id13" draw:start-glue-point="10" draw:end-shape="id14" svg:d="M3800 2800l4000-50" svg:viewBox="0 0 4001 51">
          <text:p/>
        </draw:connector>
        <draw:frame draw:style-name="gr11" draw:text-style-name="P4" draw:layer="layout" svg:width="2.7cm" svg:height="1cm" svg:x="2.6cm" svg:y="1.6cm">
          <draw:text-box>
            <text:p>Inicio</text:p>
          </draw:text-box>
        </draw:frame>
        <draw:frame draw:style-name="gr11" draw:text-style-name="P4" draw:layer="layout" svg:width="2.7cm" svg:height="1cm" svg:x="11.5cm" svg:y="24.8cm">
          <draw:text-box>
            <text:p>Fin</text:p>
          </draw:text-box>
        </draw:frame>
        <draw:custom-shape draw:style-name="gr12" draw:text-style-name="P2" xml:id="id9" draw:id="id9" draw:layer="layout" svg:width="4.4cm" svg:height="1.5cm" svg:x="8.8cm" svg:y="21.5cm">
          <text:p text:style-name="P1">Finaliza </text:p>
          <text:p text:style-name="P1">sesió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05cm" svg:y1="20.2cm" svg:x2="11cm" svg:y2="21.5cm" draw:start-shape="id12" draw:start-glue-point="2" draw:end-shape="id9" draw:end-glue-point="0" svg:d="M11050 20200l-50 1300" svg:viewBox="0 0 51 1301">
          <text:p/>
        </draw:connector>
        <draw:connector draw:style-name="gr3" draw:text-style-name="P3" draw:layer="layout" draw:line-skew="0.599cm" svg:x1="13.3cm" svg:y1="19.35cm" svg:x2="13.5cm" svg:y2="13.25cm" draw:start-shape="id12" draw:start-glue-point="1" draw:end-shape="id3" draw:end-glue-point="1" svg:d="M13300 19350h1300v-6100h-1100" svg:viewBox="0 0 1301 6101">
          <text:p/>
        </draw:connector>
        <draw:custom-shape draw:style-name="gr13" draw:text-style-name="P2" xml:id="id5" draw:id="id5" draw:layer="layout" svg:width="5cm" svg:height="1.8cm" svg:x="7.9cm" svg:y="4.4cm">
          <text:p text:style-name="P1">Mostrar front</text:p>
          <text:p text:style-name="P1">Doc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3.7cm" svg:x2="10.4cm" svg:y2="4.4cm" draw:start-shape="id14" draw:start-glue-point="2" draw:end-shape="id5" draw:end-glue-point="0" svg:d="M10350 3700l50 700" svg:viewBox="0 0 51 701">
          <text:p/>
        </draw:connector>
        <draw:connector draw:style-name="gr3" draw:text-style-name="P3" draw:layer="layout" draw:type="line" svg:x1="10.4cm" svg:y1="6.2cm" svg:x2="10.371cm" svg:y2="7.476cm" draw:start-shape="id5" draw:start-glue-point="2" draw:end-shape="id1" draw:end-glue-point="4" svg:d="M10400 6200l-29 1276" svg:viewBox="0 0 30 1277">
          <text:p/>
        </draw:connector>
        <draw:connector draw:style-name="gr3" draw:text-style-name="P3" draw:layer="layout" svg:x1="7cm" svg:y1="17.3cm" svg:x2="8.4cm" svg:y2="13.25cm" draw:start-shape="id8" draw:start-glue-point="1" draw:end-shape="id3" svg:d="M7000 17300h700v-4050h700" svg:viewBox="0 0 1401 4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5:29:28.296198868</meta:creation-date>
    <dc:date>2019-10-15T16:18:27.976707996</dc:date>
    <meta:editing-duration>PT18M7S</meta:editing-duration>
    <meta:editing-cycles>11</meta:editing-cycles>
    <meta:generator>LibreOffice/6.0.7.3$Linux_X86_64 LibreOffice_project/00m0$Build-3</meta:generator>
    <meta:document-statistic meta:object-count="34"/>
  </office:meta>
</office:document-meta>
</file>